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表3">
      <style:text-properties officeooo:paragraph-rsid="00be2149"/>
    </style:style>
    <style:style style:name="P3" style:family="paragraph" style:parent-style-name="段落_20_首行縮排">
      <style:text-properties officeooo:paragraph-rsid="00be2149"/>
    </style:style>
    <style:style style:name="P4" style:family="paragraph" style:parent-style-name="封面_20_3_20_標題_20_英文">
      <style:text-properties officeooo:rsid="00a30cef" officeooo:paragraph-rsid="00a30cef"/>
    </style:style>
    <style:style style:name="P5" style:family="paragraph" style:parent-style-name="Bibliography_20_1">
      <style:text-properties officeooo:paragraph-rsid="001166a1"/>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First_20_line_20_indent">
      <style:text-properties style:font-name="Times New Roman3" officeooo:paragraph-rsid="0095c934" style:font-name-asian="標楷體4" style:font-size-asian="12pt" style:language-asian="zh" style:country-asian="CN"/>
    </style:style>
    <style:style style:name="P10" style:family="paragraph" style:parent-style-name="First_20_line_20_indent">
      <style:text-properties style:font-name="Times New Roman3" officeooo:paragraph-rsid="00983602" style:font-name-asian="標楷體4" style:font-size-asian="12pt" style:language-asian="zh" style:country-asian="CN"/>
    </style:style>
    <style:style style:name="P11" style:family="paragraph" style:parent-style-name="段落_20_首行縮排">
      <style:paragraph-properties fo:text-align="end" style:justify-single-word="false"/>
      <style:text-properties style:font-name="Times New Roman3" style:font-name-asian="標楷體4" style:font-size-asian="12pt" style:language-asian="zh" style:country-asian="CN"/>
    </style:style>
    <style:style style:name="P12" style:family="paragraph" style:parent-style-name="段落_20_首行縮排">
      <style:text-properties style:font-name="Times New Roman3" officeooo:paragraph-rsid="00c99e6e" style:font-name-asian="標楷體4" style:font-size-asian="12pt" style:language-asian="zh" style:country-asian="CN"/>
    </style:style>
    <style:style style:name="P13" style:family="paragraph" style:parent-style-name="段落_20_首行縮排">
      <style:text-properties style:font-name="Times New Roman3" officeooo:paragraph-rsid="009b584e" style:font-name-asian="標楷體4" style:font-size-asian="12pt" style:language-asian="zh" style:country-asian="CN"/>
    </style:style>
    <style:style style:name="P14" style:family="paragraph" style:parent-style-name="標題4_20__ff08_一_ff09__20_圓括弧要用全形">
      <style:text-properties officeooo:paragraph-rsid="0073e8c0"/>
    </style:style>
    <style:style style:name="P15" style:family="paragraph" style:parent-style-name="表_20_0-2_20_表格首欄">
      <style:text-properties officeooo:paragraph-rsid="006c6d3b"/>
    </style:style>
    <style:style style:name="P16" style:family="paragraph" style:parent-style-name="Standard">
      <style:text-properties officeooo:paragraph-rsid="0078dc91"/>
    </style:style>
    <style:style style:name="P17" style:family="paragraph" style:parent-style-name="封面_20_1_20_文字">
      <style:text-properties officeooo:rsid="00a30cef" officeooo:paragraph-rsid="00a30cef" style:language-asian="zh" style:country-asian="CN"/>
    </style:style>
    <style:style style:name="P18" style:family="paragraph" style:parent-style-name="段落_20_首行縮排">
      <style:paragraph-properties fo:text-align="end" style:justify-single-word="false"/>
      <style:text-properties officeooo:rsid="00a123e4" officeooo:paragraph-rsid="00a123e4" style:language-asian="zh" style:country-asian="CN"/>
    </style:style>
    <style:style style:name="P19" style:family="paragraph" style:parent-style-name="圖1">
      <style:text-properties officeooo:paragraph-rsid="007df952"/>
    </style:style>
    <style:style style:name="P20" style:family="paragraph" style:parent-style-name="標題2_20_第一節">
      <style:text-properties officeooo:paragraph-rsid="008e0ef7"/>
    </style:style>
    <style:style style:name="P21" style:family="paragraph" style:parent-style-name="標題3_20_一_3001_">
      <style:text-properties officeooo:paragraph-rsid="008e0ef7"/>
    </style:style>
    <style:style style:name="P22" style:family="paragraph" style:parent-style-name="標題4_20__ff08_一_ff09__20_圓括弧要用全形">
      <style:text-properties officeooo:paragraph-rsid="008e0ef7"/>
    </style:style>
    <style:style style:name="P23" style:family="paragraph" style:parent-style-name="圖3">
      <style:text-properties officeooo:paragraph-rsid="0095c934"/>
    </style:style>
    <style:style style:name="P24" style:family="paragraph" style:parent-style-name="標題2_20_第一節">
      <style:text-properties officeooo:paragraph-rsid="0095c934"/>
    </style:style>
    <style:style style:name="P25" style:family="paragraph" style:parent-style-name="標題3_20_一_3001_">
      <style:text-properties officeooo:paragraph-rsid="0095c934"/>
    </style:style>
    <style:style style:name="P26" style:family="paragraph" style:parent-style-name="表3">
      <style:text-properties officeooo:paragraph-rsid="0095c934"/>
    </style:style>
    <style:style style:name="P27" style:family="paragraph" style:parent-style-name="Table_20_Contents">
      <style:text-properties fo:font-size="12pt" style:font-name-complex="Lucida Sans" style:font-size-complex="12pt"/>
    </style:style>
    <style:style style:name="P28" style:family="paragraph" style:parent-style-name="圖1">
      <style:text-properties officeooo:paragraph-rsid="008ecc83"/>
    </style:style>
    <style:style style:name="P29" style:family="paragraph" style:parent-style-name="表1">
      <style:text-properties officeooo:paragraph-rsid="008ecc83"/>
    </style:style>
    <style:style style:name="P30" style:family="paragraph" style:parent-style-name="表2">
      <style:text-properties officeooo:paragraph-rsid="008ecc83"/>
    </style:style>
    <style:style style:name="P31" style:family="paragraph" style:parent-style-name="圖1">
      <style:text-properties officeooo:paragraph-rsid="00907e0c"/>
    </style:style>
    <style:style style:name="P32" style:family="paragraph" style:parent-style-name="表2">
      <style:paragraph-properties fo:keep-with-next="always"/>
      <style:text-properties officeooo:paragraph-rsid="00907e0c"/>
    </style:style>
    <style:style style:name="P33" style:family="paragraph" style:parent-style-name="表2">
      <style:text-properties officeooo:paragraph-rsid="00907e0c"/>
    </style:style>
    <style:style style:name="P34" style:family="paragraph" style:parent-style-name="表3">
      <style:text-properties officeooo:paragraph-rsid="00902af8"/>
    </style:style>
    <style:style style:name="P35" style:family="paragraph" style:parent-style-name="Bibliography_20_1">
      <style:text-properties officeooo:rsid="00a1f462" officeooo:paragraph-rsid="00a1f462"/>
    </style:style>
    <style:style style:name="P36" style:family="paragraph" style:parent-style-name="Contents_20_1">
      <style:paragraph-properties>
        <style:tab-stops>
          <style:tab-stop style:position="15.921cm" style:type="right" style:leader-style="dotted" style:leader-text="."/>
        </style:tab-stops>
      </style:paragraph-properties>
    </style:style>
    <style:style style:name="P37" style:family="paragraph" style:parent-style-name="Contents_20_2">
      <style:paragraph-properties>
        <style:tab-stops>
          <style:tab-stop style:position="15.921cm" style:type="right" style:leader-style="dotted" style:leader-text="."/>
        </style:tab-stops>
      </style:paragraph-properties>
    </style:style>
    <style:style style:name="P38" style:family="paragraph" style:parent-style-name="Contents_20_3">
      <style:paragraph-properties>
        <style:tab-stops>
          <style:tab-stop style:position="15.921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圖3">
      <style:text-properties officeooo:paragraph-rsid="00983602"/>
    </style:style>
    <style:style style:name="P41" style:family="paragraph" style:parent-style-name="標題2_20_第一節">
      <style:text-properties officeooo:paragraph-rsid="00983602"/>
    </style:style>
    <style:style style:name="P42" style:family="paragraph" style:parent-style-name="標題3_20_一_3001_">
      <style:text-properties officeooo:paragraph-rsid="00983602"/>
    </style:style>
    <style:style style:name="P43" style:family="paragraph" style:parent-style-name="表3">
      <style:text-properties officeooo:paragraph-rsid="00983602"/>
    </style:style>
    <style:style style:name="P44" style:family="paragraph" style:parent-style-name="封面_20_4_20_研究生與日期">
      <style:text-properties officeooo:rsid="00a4a462" officeooo:paragraph-rsid="00a4a462"/>
    </style:style>
    <style:style style:name="P45" style:family="paragraph" style:parent-style-name="段落_20_首行縮排">
      <style:paragraph-properties fo:text-align="end" style:justify-single-word="false"/>
    </style:style>
    <style:style style:name="P46" style:family="paragraph" style:parent-style-name="封面_20_2_20_標題_20_中文">
      <style:text-properties style:font-name="Times New Roman2" fo:font-size="24pt" fo:font-weight="bold" officeooo:paragraph-rsid="00a1f462" style:font-name-asian="標楷體" style:font-size-asian="24pt" style:language-asian="zh" style:country-asian="CN" style:font-weight-asian="bold" style:font-name-complex="Lucida Sans1" style:font-size-complex="28pt" style:font-weight-complex="bold"/>
    </style:style>
    <style:style style:name="P47" style:family="paragraph" style:parent-style-name="First_20_line_20_indent">
      <style:text-properties officeooo:paragraph-rsid="00b5a354"/>
    </style:style>
    <style:style style:name="P48" style:family="paragraph" style:parent-style-name="List_20_Paragraph">
      <style:paragraph-properties fo:margin-left="0cm" fo:margin-right="0cm" fo:line-height="115%" fo:orphans="0" fo:widows="0" fo:text-indent="0cm" style:auto-text-indent="false" style:writing-mode="lr-tb">
        <style:tab-stops/>
      </style:paragraph-properties>
      <style:text-properties officeooo:paragraph-rsid="00be2149"/>
    </style:style>
    <style:style style:name="P49"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50" style:family="paragraph" style:parent-style-name="圖_20_0-2_20_圖片本身">
      <style:text-properties officeooo:paragraph-rsid="00c99e6e"/>
    </style:style>
    <style:style style:name="P51" style:family="paragraph" style:parent-style-name="段落_20_首行縮排">
      <style:text-properties officeooo:paragraph-rsid="00c99e6e"/>
    </style:style>
    <style:style style:name="P52" style:family="paragraph" style:parent-style-name="段落_20_首行縮排">
      <style:text-properties officeooo:paragraph-rsid="00c52202"/>
    </style:style>
    <style:style style:name="P53" style:family="paragraph" style:parent-style-name="段落_20_首行縮排">
      <style:text-properties officeooo:paragraph-rsid="009b584e"/>
    </style:style>
    <style:style style:name="P54" style:family="paragraph" style:parent-style-name="Standard">
      <style:paragraph-properties fo:break-before="auto" fo:break-after="auto"/>
      <style:text-properties officeooo:paragraph-rsid="00ce1f88"/>
    </style:style>
    <style:style style:name="P55" style:family="paragraph" style:parent-style-name="表_20_0-2_20_表格首欄">
      <style:text-properties officeooo:paragraph-rsid="00ce1f88"/>
    </style:style>
    <style:style style:name="P56" style:family="paragraph" style:parent-style-name="表_20_0-3_20_內文_20_置左">
      <style:text-properties officeooo:paragraph-rsid="00ce1f88"/>
    </style:style>
    <style:style style:name="P57" style:family="paragraph" style:parent-style-name="表_20_0-9_20_註">
      <style:text-properties officeooo:paragraph-rsid="00ce1f88"/>
    </style:style>
    <style:style style:name="P58" style:family="paragraph" style:parent-style-name="標題1-0_20_謝辭_3001_摘要" style:master-page-name="頁面_20_1_20_封面">
      <style:paragraph-properties style:page-number="auto"/>
    </style:style>
    <style:style style:name="P59" style:family="paragraph" style:parent-style-name="標題5_20_1.">
      <style:text-properties officeooo:paragraph-rsid="008e0ef7"/>
    </style:style>
    <style:style style:name="P60" style:family="paragraph" style:parent-style-name="標題6_20__28_1_29_" style:list-style-name="標題6_20__28_1_29_"/>
    <style:style style:name="P61" style:family="paragraph" style:parent-style-name="標題6_20__28_1_29_" style:list-style-name="標題6_20__28_1_29_">
      <style:text-properties officeooo:paragraph-rsid="008e0ef7"/>
    </style:style>
    <style:style style:name="P62" style:family="paragraph" style:parent-style-name="段落_20_3-1._20_列點_20_1." style:list-style-name="Numbering_20_123">
      <style:text-properties officeooo:paragraph-rsid="00bcce1c"/>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style:font-name-asian="標楷體4" style:language-asian="zh" style:country-asian="CN"/>
    </style:style>
    <style:style style:name="T15" style:family="text">
      <style:text-properties style:font-name="Times New Roman3" officeooo:rsid="00a1f462" style:font-name-asian="標楷體4" style:language-asian="zh" style:country-asian="CN"/>
    </style:style>
    <style:style style:name="T16"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7"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8"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0"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1"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2"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3"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4" style:family="text">
      <style:text-properties style:font-name="Times New Roman3" fo:font-size="12pt" style:font-name-asian="標楷體4" style:font-size-asian="12pt" style:font-size-complex="10pt"/>
    </style:style>
    <style:style style:name="T25" style:family="text">
      <style:text-properties style:font-name="Times New Roman3" fo:font-size="12pt" style:font-name-asian="標楷體4" style:font-size-asian="12pt" style:language-asian="zh" style:country-asian="CN" style:font-size-complex="10pt"/>
    </style:style>
    <style:style style:name="T26" style:family="text">
      <style:text-properties style:font-name="Times New Roman3" fo:font-size="12pt" fo:font-weight="bold" style:font-name-asian="標楷體4" style:font-size-asian="12pt" style:font-weight-asian="bold" style:font-size-complex="10pt" style:font-weight-complex="bold"/>
    </style:style>
    <style:style style:name="T27"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8"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9"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0"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1"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2" style:family="text">
      <style:text-properties style:font-name="Times New Roman3" fo:font-size="20pt" fo:font-weight="bold" style:font-name-asian="標楷體4" style:font-size-asian="20pt" style:font-weight-asian="bold"/>
    </style:style>
    <style:style style:name="T33"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4"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3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3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3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38"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39" style:family="text">
      <style:text-properties style:language-asian="zh" style:country-asian="CN"/>
    </style:style>
    <style:style style:name="T40" style:family="text">
      <style:text-properties officeooo:rsid="00562232"/>
    </style:style>
    <style:style style:name="T41" style:family="text">
      <style:text-properties officeooo:rsid="005f35c1"/>
    </style:style>
    <style:style style:name="T42" style:family="text">
      <style:text-properties officeooo:rsid="0098fa37"/>
    </style:style>
    <style:style style:name="T43" style:family="text">
      <style:text-properties officeooo:rsid="009a13db"/>
    </style:style>
    <style:style style:name="T44" style:family="text">
      <style:text-properties style:font-name="Noto Sans CJK JP Black" fo:font-size="20pt" fo:font-weight="bold" style:font-name-asian="Noto Sans CJK JP Black" style:font-size-asian="20pt" style:font-weight-asian="bold" style:font-name-complex="Noto Sans CJK JP Black"/>
    </style:style>
    <style:style style:name="T45" style:family="text">
      <style:text-properties officeooo:rsid="00bf5531"/>
    </style:style>
    <style:style style:name="T46" style:family="text">
      <style:text-properties style:font-name="Noto Serif Sinhala SemiCondensed Thin" officeooo:rsid="0193364b" style:font-name-asian="Noto Serif Sinhala SemiCondensed Thin" style:font-name-complex="Noto Serif Sinhala SemiCondensed Thin"/>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office:annotation office:name="__Annotation__9409_3886253203" loext:resolved="false"><dc:creator>Unknown Author</dc:creator><dc:date>2024-01-12T14:56:45.346032103</dc:date><text:p text:style-name="P63"><text:span text:style-name="T47">更新檔案</text:span></text:p><text:p text:style-name="P63"><text:span text:style-name="T47"/></text:p><text:p text:style-name="P63"><text:span text:style-name="T47">https://drive.google.com/file/d/1kn7_6cny6O6cGaOy_RhJOZDgjl87K5Ks/view?usp=drive_link</text:span></text:p></office:annotation>系碩士班<office:annotation-end office:name="__Annotation__9409_3886253203"/> </text:p>
            <text:p text:style-name="封面_20_1_20_文字">碩士論文<text:span text:style-name="T14">計劃書</text:span><text:span text:style-name="T15">(草稿)</text:span>/<text:span text:style-name="T14">碩士論文</text:span><text:span text:style-name="T15">(草稿)</text:span> </text:p>
            <text:p text:style-name="P17"><text:span text:style-name="T32">指導教授：</text:span><text:span text:style-name="T44">○○○</text:span><text:span text:style-name="T32"> 博士</text:span></text:p>
          </table:table-cell>
        </table:table-row>
        <table:table-row table:style-name="封面表格.2">
          <table:table-cell table:style-name="封面表格.A2" office:value-type="string">
            <text:p text:style-name="P46"><text:bookmark-start text:name="__RefHeading___Toc1122_25745534951"/>中文標題<text:bookmark-end text:name="__RefHeading___Toc1122_25745534951"/></text:p>
            <text:p text:style-name="P4">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44">June 20XX</text:p>
          </table:table-cell>
        </table:table-row>
      </table:table>
      <text:p text:style-name="P6"/>
      <text:p text:style-name="P6"><text:soft-page-break/></text:p>
      <text:p text:style-name="P6"/>
      <text:h text:style-name="P58"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11">終於畢業啦</text:p>
      <text:p text:style-name="P45">布丁</text:p>
      <text:p text:style-name="P18">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2_20_第二章_20_之後_3001_參考文獻_3001_附錄"/>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office:annotation office:name="__Annotation__42908_3218523964" loext:resolved="false"><dc:creator>Unknown Author</dc:creator><dc:date>2024-01-15T01:29:29.425941598</dc:date><text:p text:style-name="P63"><text:span text:style-name="T47">需要修改標題的樣式</text:span></text:p><text:p text:style-name="P63"><text:span text:style-name="T47">https://rb.gy/zffvkm</text:span></text:p></office:annotation>目次<office:annotation-end office:name="__Annotation__42908_3218523964"/></text:p>
          </text:index-title>
          <text:p text:style-name="P36"><text:a xlink:type="simple" xlink:href="#__RefHeading___Toc1124_2574553495" text:style-name="Index_20_Link" text:visited-style-name="Index_20_Link">第一章 緒論<text:tab/>1</text:a></text:p>
          <text:p text:style-name="P37"><text:a xlink:type="simple" xlink:href="#__RefHeading___Toc1126_2574553495" text:style-name="Index_20_Link" text:visited-style-name="Index_20_Link">第一節 標題2研究背景<text:tab/>1</text:a></text:p>
          <text:p text:style-name="P38"><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36"><text:a xlink:type="simple" xlink:href="#__RefHeading___Toc4004_277283870" text:style-name="Index_20_Link" text:visited-style-name="Index_20_Link">第二章 文獻探討<text:tab/>7</text:a></text:p>
          <text:p text:style-name="P37"><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38"><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36"><text:a xlink:type="simple" xlink:href="#__RefHeading___Toc4004_2772838701" text:style-name="Index_20_Link" text:visited-style-name="Index_20_Link">第三章 文獻探討<text:tab/>17</text:a></text:p>
          <text:p text:style-name="P37"><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38"><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36"><text:a xlink:type="simple" xlink:href="#__RefHeading___Toc4004_27728387011" text:style-name="Index_20_Link" text:visited-style-name="Index_20_Link">第四章 文獻探討<text:tab/>25</text:a></text:p>
          <text:p text:style-name="P37"><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38"><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36"><text:a xlink:type="simple" xlink:href="#__RefHeading___Toc4004_277283870111" text:style-name="Index_20_Link" text:visited-style-name="Index_20_Link">第五章 文獻探討<text:tab/>27</text:a></text:p>
          <text:p text:style-name="P37"><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38"><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36"><text:a xlink:type="simple" xlink:href="#__RefHeading___Toc4004_277283870112" text:style-name="Index_20_Link" text:visited-style-name="Index_20_Link">第六章 文獻探討<text:tab/>29</text:a></text:p>
          <text:p text:style-name="P37"><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38"><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36"><text:a xlink:type="simple" xlink:href="#__RefHeading___Toc4004_277283870113" text:style-name="Index_20_Link" text:visited-style-name="Index_20_Link">第七章 文獻探討<text:tab/>31</text:a></text:p>
          <text:p text:style-name="P37"><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38"><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36"><text:a xlink:type="simple" xlink:href="#__RefHeading___Toc4004_277283870114" text:style-name="Index_20_Link" text:visited-style-name="Index_20_Link">第八章 文獻探討<text:tab/>33</text:a></text:p>
          <text:p text:style-name="P37"><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38"><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36"><text:a xlink:type="simple" xlink:href="#__RefHeading___Toc4004_277283870115" text:style-name="Index_20_Link" text:visited-style-name="Index_20_Link">第九章 文獻探討<text:tab/>35</text:a></text:p>
          <text:p text:style-name="P37"><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38"><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36"><text:a xlink:type="simple" xlink:href="#__RefHeading___Toc6071_1763602883" text:style-name="Index_20_Link" text:visited-style-name="Index_20_Link">參考文獻<text:tab/>37</text:a></text:p>
          <text:p text:style-name="P36"><text:a xlink:type="simple" xlink:href="#__RefHeading___Toc5497_600006824" text:style-name="Index_20_Link" text:visited-style-name="Index_20_Link">附錄一<text:tab/>39</text:a></text:p>
          <text:p text:style-name="P36"><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36"><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36"><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36"><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36"><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36"><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36"><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36"><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36"><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36"><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36"><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36"><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36"><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36"><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36"><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36"><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36"><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36"><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36"><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36"><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36"><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36"><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36"><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36"><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39">圖次</text:p>
          </text:index-title>
          <text:p text:style-name="P36"><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36"><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36"><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36"><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36"><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36"><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36"><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36"><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36"><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36"><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36"><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36"><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36"><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36"><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36"><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36"><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5">第一章 </text:span>緒論<text:bookmark-end text:name="__RefHeading___Toc1124_2574553495"/></text:h>
      <text:h text:style-name="標題2_20_第一節" text:outline-level="2"><text:bookmark-start text:name="__RefHeading___Toc1126_2574553495"/>第一節 標題<text:span text:style-name="T40">2</text:span>研究背景<text:bookmark-end text:name="__RefHeading___Toc1126_2574553495"/></text:h>
      <text:p text:style-name="P52">特殊<text:span text:style-name="T13">用圖片展現</text:span>：<text:span text:style-name="T46">□</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47">因此，本研究的研究目的可以歸納為以下三項：</text:p>
      <text:list xml:id="list1607983783" text:style-name="Numbering_20_123">
        <text:list-item>
          <text:p text:style-name="P62">初步了解露營者在深度休閒上的深入程度。初步了解露營者在深度休閒上的深入程度。初步了解露營者在深度休閒上的深入程度。</text:p>
        </text:list-item>
        <text:list-item>
          <text:p text:style-name="段落_20_3-1._20_列點_20_1.">歸納露營者的資訊行為。</text:p>
        </text:list-item>
        <text:list-item>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39">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37">標題</text:span><text:span text:style-name="T38">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7">。</text:span></text:p>
      <text:p text:style-name="P19"><text:bookmark-start text:name="__RefHeading___Toc2614_2946132156"/>圖<text:span text:style-name="T42">1</text:span>-<text:sequence text:ref-name="ref圖10" text:name="圖1" text:formula="ooow:圖1+1" style:num-format="1">1</text:sequence><text:line-break/><text:span text:style-name="T16">本章第一張圖片標題</text:span><text:bookmark-end text:name="__RefHeading___Toc2614_2946132156"/></text:p>
      <text:p text:style-name="P50"><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標題4_20__ff08_一_ff09__20_圓括弧要用全形" text:outline-level="4"><text:bookmark-start text:name="__RefHeading___Toc5724_1763602883"/>（一）<text:span text:style-name="T33">標題</text:span><text:span text:style-name="T34">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6"/>
      <text:p text:style-name="P28"><text:bookmark-start text:name="__RefHeading___Toc2614_29461321561"/><text:soft-page-break/>圖<text:span text:style-name="T42">1</text:span>-<text:sequence text:ref-name="ref圖11" text:name="圖1" text:formula="ooow:圖1+1" style:num-format="1">2</text:sequence><text:line-break/><text:span text:style-name="T16">本章第二張圖片標題</text:span><text:bookmark-end text:name="__RefHeading___Toc2614_29461321561"/></text:p>
      <text:p text:style-name="P50"><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27">註：</text:span><text:span text:style-name="T25">圖片的註記</text:span></text:p>
      <text:p text:style-name="圖_20_0-4_20_原始檔案備註">圖片來源檔案</text:p>
      <text:h text:style-name="P14" text:outline-level="4"><text:bookmark-start text:name="__RefHeading___Toc5726_1763602883"/><text:span text:style-name="T33">（二）標題</text:span><text:span text:style-name="T34">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6">。</text:span></text:p>
      <text:p text:style-name="P29"><text:bookmark-start text:name="__RefHeading___Toc2487_2946132156"/><text:soft-page-break/>表<text:span text:style-name="T42">1</text:span>-<text:sequence text:ref-name="ref表10" text:name="表1" text:formula="ooow:表1+1" style:num-format="1">1</text:sequence><text:line-break/><text:span text:style-name="Main_20_index_20_entry">本章第一個表格</text:span><text:span text:style-name="Main_20_index_20_entry"><text:span text:style-name="T16">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5"/>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cell table:style-name="Table7.A1" office:value-type="string">
              <text:p text:style-name="P15">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9"><text:bookmark-start text:name="__RefHeading___Toc2491_2946132156"/>表<text:span text:style-name="T42">1</text:span>-<text:sequence text:ref-name="ref表11" text:name="表1" text:formula="ooow:表1+1" style:num-format="1">2</text:sequence><text:line-break/><text:span text:style-name="T9">本章第</text:span><text:span text:style-name="T16">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5"/>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cell table:style-name="Table8.A1" office:value-type="string">
              <text:p text:style-name="P15">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段落_20_首行縮排_20_修改指示"><text:soft-page-break/>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3027972027"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29"><text:bookmark-start text:name="__RefHeading___Toc2489_2946132156"/>表<text:span text:style-name="T42">1</text:span>-<text:sequence text:ref-name="ref表12" text:name="表1" text:formula="ooow:表1+1" style:num-format="1">3</text:sequence><text:line-break/><text:span text:style-name="T9">本章第</text:span><text:span text:style-name="T16">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5"/>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cell table:style-name="Table10.A1" office:value-type="string">
              <text:p text:style-name="P15">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1867257838"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text:soft-page-break/>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39">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3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0"><text:bookmark-start text:name="__RefHeading___Toc2493_2946132156"/>表<text:span text:style-name="T43">2</text:span>-<text:sequence text:ref-name="ref表20" text:name="表2" text:formula="ooow:表2+1" style:num-format="1">1</text:sequence><text:line-break/><text:span text:style-name="T16">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5"/>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cell table:style-name="Table9.A1" office:value-type="string">
              <text:p text:style-name="P15">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P33"><text:bookmark-start text:name="__RefHeading___Toc3005_54524917111"/><text:soft-page-break/>表<text:span text:style-name="T19">2</text:span>-<text:sequence text:ref-name="ref表21" text:name="表2" text:formula="ooow:表2+1" style:num-format="1">2</text:sequence><text:line-break/><text:span text:style-name="Main_20_index_20_entry"><text:span text:style-name="T16">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5"/>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cell table:style-name="Table6.A1" office:value-type="string">
              <text:p text:style-name="P15">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3">（一）</text:span>研究背景研究背景研究背景研究背景研究背景研究背景研究背景研究背景研究背景研究背景<text:bookmark-end text:name="__RefHeading___Toc1132_25745534951"/></text:h>
      <text:list xml:id="list15346955449147" text:continue-list="list3027972027"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33"><text:bookmark-start text:name="__RefHeading___Toc3005_5452491711"/>表<text:span text:style-name="T19">2</text:span>-<text:sequence text:ref-name="ref表22" text:name="表2" text:formula="ooow:表2+1" style:num-format="1">3</text:sequence><text:line-break/><text:span text:style-name="Main_20_index_20_entry"><text:span text:style-name="T16">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5"/>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cell table:style-name="Table5.A1" office:value-type="string">
              <text:p text:style-name="P15">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3"><text:bookmark-start text:name="__RefHeading___Toc3005_545249171"/>表<text:span text:style-name="T19">2</text:span>-<text:sequence text:ref-name="ref表23" text:name="表2" text:formula="ooow:表2+1" style:num-format="1">4</text:sequence><text:line-break/><text:span text:style-name="Main_20_index_20_entry"><text:span text:style-name="T16">本章第四個表格的標題</text:span></text:span><text:bookmark-end text:name="__RefHeading___Toc3005_545249171"/></text:p>
      <text:p text:style-name="P54"/>
      <table:table table:name="表格4" table:style-name="表格4">
        <table:table-column table:style-name="表格4.A"/>
        <table:table-column table:style-name="表格4.B"/>
        <table:table-header-rows>
          <table:table-row table:style-name="表格4.1">
            <table:table-cell table:style-name="表格4.A1" office:value-type="string">
              <text:p text:style-name="P55">子任務名稱</text:p>
            </table:table-cell>
            <table:table-cell table:style-name="表格4.A1" office:value-type="string">
              <text:p text:style-name="P55">子任務敘述</text:p>
            </table:table-cell>
          </table:table-row>
        </table:table-header-rows>
        <table:table-row table:style-name="表格4.2">
          <table:table-cell table:style-name="表格4.A2" office:value-type="string">
            <text:list xml:id="list15345880411262" text:continue-list="list1607983783" text:style-name="Numbering_20_123">
              <text:list-item text:start-value="1">
                <text:p text:style-name="表_20_0-4_20_內文_20_列點1.-10.">計算模式數量</text:p>
              </text:list-item>
            </text:list>
          </table:table-cell>
          <table:table-cell table:style-name="表格4.A2" office:value-type="string">
            <text:p text:style-name="P56">請您從模式探索模組的視覺總覽中，計算出視覺模式數量。</text:p>
          </table:table-cell>
        </table:table-row>
        <table:table-row table:style-name="表格4.3">
          <table:table-cell table:style-name="表格4.A3" office:value-type="string">
            <text:list xml:id="list15346586746438" text:continue-numbering="true" text:style-name="Numbering_20_123">
              <text:list-item>
                <text:p text:style-name="表_20_0-4_20_內文_20_列點1.-10.">解釋模式</text:p>
              </text:list-item>
            </text:list>
          </table:table-cell>
          <table:table-cell table:style-name="表格4.A3" office:value-type="string">
            <text:p text:style-name="P56">請選擇一個模式並點進去查看，並嘗試解釋這個模式的意義。</text:p>
          </table:table-cell>
        </table:table-row>
        <table:table-row table:style-name="表格4.4">
          <table:table-cell table:style-name="表格4.A4" office:value-type="string">
            <text:list xml:id="list15346893178186" text:continue-numbering="true" text:style-name="Numbering_20_123">
              <text:list-item>
                <text:p text:style-name="表_20_0-4_20_內文_20_列點1.-10.">查看圖片</text:p>
              </text:list-item>
            </text:list>
          </table:table-cell>
          <table:table-cell table:style-name="表格4.A4" office:value-type="string">
            <text:p text:style-name="P56">請選擇一張能夠代表這個模式的迷因圖片，並嘗試解釋選擇這張迷因圖片的理由。</text:p>
          </table:table-cell>
        </table:table-row>
      </table:table>
      <text:p text:style-name="P57"><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5346511357032" text:continue-list="list1867257838" text:style-name="標題6_20__28_1_29_">
        <text:list-item>
          <text:h text:style-name="P60"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31"><text:bookmark-start text:name="__RefHeading___Toc2614_294613215611"/>圖<text:span text:style-name="T20">2</text:span>-<text:sequence text:ref-name="ref圖20" text:name="圖2" text:formula="ooow:圖2+1" style:num-format="1">1</text:sequence><text:line-break/><text:span text:style-name="T16">本章第一張圖片標題</text:span><text:span text:style-name="T18">(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7"><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7"><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27">註：</text:span><text:span text:style-name="T25">圖片的註記<text:line-break/></text:span><text:span text:style-name="T28">Note</text:span><text:span text:style-name="T31">. Adapted from “Title of Article," by A. A. Author and B. B. Author, </text:span><text:span text:style-name="T25">year, </text:span><text:span text:style-name="T29">Title of Periodical, </text:span><text:span text:style-name="T30">Volume</text:span><text:span text:style-name="T25">(Issue), p. xx (DOI or URL).</text:span></text:p>
      <text:p text:style-name="圖_20_0-4_20_原始檔案備註">圖片來源檔案</text:p>
      <text:p text:style-name="P32"><text:bookmark-start text:name="__RefHeading___Toc2387_2946132156"/>表<text:span text:style-name="T20">2</text:span>-<text:sequence text:ref-name="ref表24" text:name="表2" text:formula="ooow:表2+1" style:num-format="1">5</text:sequence><text:line-break/><text:span text:style-name="T16">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5"/>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cell table:style-name="表格1.A1" office:value-type="string">
              <text:p text:style-name="P15">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P32"><text:bookmark-start text:name="__RefHeading___Toc3658_545249171"/><text:span text:style-name="Main_20_index_20_entry"><text:span text:style-name="T22">表</text:span></text:span><text:span text:style-name="Main_20_index_20_entry"><text:span text:style-name="T23">2</text:span></text:span><text:span text:style-name="Main_20_index_20_entry"><text:span text:style-name="T22">-</text:span></text:span><text:span text:style-name="Main_20_index_20_entry"><text:span text:style-name="T22"><text:sequence text:ref-name="ref表25" text:name="表2" text:formula="ooow:表2+1" style:num-format="1">6</text:sequence></text:span></text:span><text:span text:style-name="Main_20_index_20_entry"><text:span text:style-name="T16"><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5"/>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cell table:style-name="Table2.A1" office:value-type="string">
              <text:p text:style-name="P15">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2"><text:bookmark-start text:name="__RefHeading___Toc2614_2946132156111"/>圖<text:span text:style-name="T20">2</text:span>-<text:sequence text:ref-name="ref圖21" text:name="圖2" text:formula="ooow:圖2+1" style:num-format="1">2</text:sequence><text:line-break/><text:span text:style-name="T16">本章第二張圖片標題</text:span><text:bookmark-end text:name="__RefHeading___Toc2614_2946132156111"/></text:p>
      <text:p text:style-name="P50"><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P32"><text:bookmark-start text:name="__RefHeading___Toc3656_545249171"/><text:span text:style-name="Main_20_index_20_entry"><text:span text:style-name="T22">表</text:span></text:span><text:span text:style-name="Main_20_index_20_entry"><text:span text:style-name="T23">2-</text:span></text:span><text:span text:style-name="Main_20_index_20_entry"><text:span text:style-name="T22"><text:sequence text:ref-name="ref表26" text:name="表2" text:formula="ooow:表2+1" style:num-format="1">7</text:sequence></text:span></text:span><text:span text:style-name="Main_20_index_20_entry"><text:span text:style-name="T16"><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5"/>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cell table:style-name="Table1.A1" office:value-type="string">
              <text:p text:style-name="P15">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圖2"><text:bookmark-start text:name="__RefHeading___Toc2614_2946132156112"/><text:soft-page-break/>圖2-<text:sequence text:ref-name="ref圖22" text:name="圖2" text:formula="ooow:圖2+1" style:num-format="1">3</text:sequence><text:line-break/><text:span text:style-name="T9">本章第三張圖片標題</text:span><text:bookmark-end text:name="__RefHeading___Toc2614_2946132156112"/></text:p>
      <text:p text:style-name="P50"><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text:soft-page-break/>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31"><text:bookmark-start text:name="__RefHeading___Toc2614_2946132156113"/>圖<text:span text:style-name="T43">2</text:span>-<text:sequence text:ref-name="ref圖23" text:name="圖2" text:formula="ooow:圖2+1" style:num-format="1">4</text:sequence><text:line-break/><text:span text:style-name="T16">本章第四張圖片標題</text:span><text:bookmark-end text:name="__RefHeading___Toc2614_2946132156113"/></text:p>
      <text:p text:style-name="P50"><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text:span text:style-name="T39">第</text:span><text:span text:style-name="T35">三</text:span><text:span text:style-name="T39">章 </text:span>文獻探討<text:bookmark-end text:name="__RefHeading___Toc4004_2772838701"/></text:h>
      <text:p text:style-name="段落_20_首行縮排">文獻探討的敘述。</text:p>
      <text:h text:style-name="P20" text:outline-level="2"><text:bookmark-start text:name="__RefHeading___Toc1136_25745534951"/><text:span text:style-name="T3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0">3</text:span>-<text:sequence text:ref-name="ref表30" text:name="表3" text:formula="ooow:表3+1" style:num-format="1">1</text:sequence><text:line-break/><text:span text:style-name="T16">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5"/>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cell table:style-name="Table3.A1" office:value-type="string">
              <text:p text:style-name="P15">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1" text:outline-level="3"><text:bookmark-start text:name="__RefHeading___Toc1138_25745534951"/><text:span text:style-name="T3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P34"><text:bookmark-start text:name="__RefHeading___Toc3005_545249171111"/><text:soft-page-break/>表<text:span text:style-name="T20">3</text:span>-<text:sequence text:ref-name="ref表31" text:name="表3" text:formula="ooow:表3+1" style:num-format="1">2</text:sequence><text:line-break/><text:span text:style-name="Main_20_index_20_entry"><text:span text:style-name="T16">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5"/>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cell table:style-name="Table11.A1" office:value-type="string">
              <text:p text:style-name="P15">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2" text:outline-level="4"><text:bookmark-start text:name="__RefHeading___Toc1132_257455349511"/><text:span text:style-name="T33">（一）</text:span>研究背景研究背景研究背景研究背景研究背景研究背景研究背景研究背景研究背景研究背景<text:bookmark-end text:name="__RefHeading___Toc1132_257455349511"/></text:h>
      <text:list xml:id="list15346861055256" text:continue-list="list15346955449147" text:style-name="標題5_20_1.">
        <text:list-item text:start-value="1">
          <text:h text:style-name="P59"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34"><text:bookmark-start text:name="__RefHeading___Toc3005_54524917112"/>表<text:span text:style-name="T20">3</text:span>-<text:sequence text:ref-name="ref表32" text:name="表3" text:formula="ooow:表3+1" style:num-format="1">3</text:sequence><text:line-break/><text:span text:style-name="Main_20_index_20_entry"><text:span text:style-name="T16">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5"/>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cell table:style-name="Table12.A1" office:value-type="string">
              <text:p text:style-name="P15">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4"><text:bookmark-start text:name="__RefHeading___Toc3005_5452491712"/>表<text:span text:style-name="T20">3</text:span>-<text:sequence text:ref-name="ref表33" text:name="表3" text:formula="ooow:表3+1" style:num-format="1">4</text:sequence><text:line-break/><text:span text:style-name="Main_20_index_20_entry"><text:span text:style-name="T16">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5"/>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cell table:style-name="Table13.A1" office:value-type="string">
              <text:p text:style-name="P15">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41">0</text:span></text:p>
          </table:table-cell>
        </table:table-row>
        <table:table-row table:style-name="Table13.6">
          <table:covered-table-cell table:style-name="Table13.A6"/>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7">0.005</text:p>
          </table:table-cell>
          <table:table-cell table:style-name="Table13.B6" office:value-type="string">
            <text:p text:style-name="P8">100</text:p>
          </table:table-cell>
          <table:table-cell table:style-name="Table13.B6" office:value-type="string">
            <text:p text:style-name="P8">100</text:p>
          </table:table-cell>
          <table:table-cell table:style-name="Table13.G6" office:value-type="string">
            <text:p text:style-name="P7">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5346962938044" text:continue-list="list15346511357032" text:style-name="標題6_20__28_1_29_">
        <text:list-item>
          <text:h text:style-name="P61"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P2"><text:bookmark-start text:name="__RefHeading___Toc3005_54524917121"/>表<text:span text:style-name="T20">3</text:span>-<text:sequence text:ref-name="ref表34" text:name="表3" text:formula="ooow:表3+1" style:num-format="1">5</text:sequence><text:line-break/><text:span text:style-name="Main_20_index_20_entry"><text:span text:style-name="T16">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9">討論構面</text:p>
            </table:table-cell>
            <table:table-cell table:style-name="Table24.A1" office:value-type="string">
              <text:p text:style-name="P49">訪談問題</text:p>
            </table:table-cell>
            <table:table-cell table:style-name="Table24.A1" office:value-type="string">
              <text:p text:style-name="P49">參考來源</text:p>
            </table:table-cell>
          </table:table-row>
        </table:table-header-rows>
        <table:table-row table:style-name="Table24.1">
          <table:table-cell table:style-name="Table24.A2" office:value-type="string">
            <text:p text:style-name="表_20_0-3_20_內文_20_置左"><text:span text:style-name="T45">1. </text:span>露營者背景與動機</text:p>
          </table:table-cell>
          <table:table-cell table:style-name="Table24.A2" office:value-type="string">
            <text:list xml:id="list15346202960293" text:continue-list="list15346893178186"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P48"><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text:reference-mark-start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text:span text:style-name="T8">吳亞軒，2020；孫立馨，2021；Dervin, 1998</text:span><text:reference-mark-end text:name="ZOTERO_ITEM CSL_CITATION {&quot;citationID&quot;:&quot;UOPMJx85&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quot;vk92EXyI/kN1dFSkk&quot;,&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quot;vk92EXyI/5zOZkbT5&quot;,&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quot;vk92EXyI/dhajXbFc&quot;,&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 RNDF7CMOeNcHQ"/><field:fieldmark-end/></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15345566227982" text:continue-list="list15346202960293" text:style-name="Numbering_20_123">
              <text:list-item text:start-value="1">
                <text:p text:style-name="表_20_0-4_20_內文_20_列點1.-10."/>
              </text:list-item>
            </text:list>
          </table:table-cell>
          <table:table-cell table:style-name="Table24.A3" office:value-type="string">
            <text:p text:style-name="P48"/>
          </table:table-cell>
        </table:table-row>
      </table:table>
      <text:p text:style-name="P3"/>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text:soft-page-break/>圖<text:span text:style-name="T20">3</text:span>-<text:sequence text:ref-name="ref圖30" text:name="圖3" text:formula="ooow:圖3+1" style:num-format="1">1</text:sequence><text:line-break/><text:span text:style-name="T16">本章第一張圖片標題</text:span><text:bookmark-end text:name="__RefHeading___Toc2614_2946132156114"/></text:p>
      <text:p text:style-name="P50"><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4"><text:bookmark-start text:name="__RefHeading___Toc2387_29461321561"/>表<text:span text:style-name="T20">3</text:span>-<text:sequence text:ref-name="ref表35" text:name="表3" text:formula="ooow:表3+1" style:num-format="1">6</text:sequence><text:line-break/><text:span text:style-name="T16">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5"/>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cell table:style-name="Table14.A1" office:value-type="string">
              <text:p text:style-name="P15">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P34"><text:bookmark-start text:name="__RefHeading___Toc3658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6" text:name="表3" text:formula="ooow:表3+1" style:num-format="1">7</text:sequence></text:span></text:span><text:span text:style-name="Main_20_index_20_entry"><text:span text:style-name="T16"><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5"/>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cell table:style-name="Table15.A1" office:value-type="string">
              <text:p text:style-name="P15">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圖<text:span text:style-name="T20">3</text:span>-<text:sequence text:ref-name="ref圖31" text:name="圖3" text:formula="ooow:圖3+1" style:num-format="1">2</text:sequence><text:line-break/><text:span text:style-name="T16">本章第二張圖片標題</text:span><text:bookmark-end text:name="__RefHeading___Toc2614_29461321561111"/></text:p>
      <text:p text:style-name="P50"><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34"><text:bookmark-start text:name="__RefHeading___Toc3656_5452491711"/><text:soft-page-break/><text:span text:style-name="Main_20_index_20_entry"><text:span text:style-name="T22">表</text:span></text:span><text:span text:style-name="Main_20_index_20_entry"><text:span text:style-name="T23">3</text:span></text:span><text:span text:style-name="Main_20_index_20_entry"><text:span text:style-name="T22">-</text:span></text:span><text:span text:style-name="Main_20_index_20_entry"><text:span text:style-name="T22"><text:sequence text:ref-name="ref表37" text:name="表3" text:formula="ooow:表3+1" style:num-format="1">8</text:sequence></text:span></text:span><text:span text:style-name="Main_20_index_20_entry"><text:span text:style-name="T16"><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5"/>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cell table:style-name="Table16.A1" office:value-type="string">
              <text:p text:style-name="P15">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0">3</text:span>-<text:sequence text:ref-name="ref圖32" text:name="圖3" text:formula="ooow:圖3+1" style:num-format="1">3</text:sequence><text:line-break/><text:span text:style-name="T16">本章第三張圖片標題</text:span><text:bookmark-end text:name="__RefHeading___Toc2614_29461321561121"/></text:p>
      <text:p text:style-name="P50"><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text:soft-page-break/>圖<text:span text:style-name="T20">3</text:span>-<text:sequence text:ref-name="ref圖33" text:name="圖3" text:formula="ooow:圖3+1" style:num-format="1">4</text:sequence><text:line-break/><text:span text:style-name="T16">本章第四張圖片標題</text:span><text:bookmark-end text:name="__RefHeading___Toc2614_29461321561131"/></text:p>
      <text:p text:style-name="P50"><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text:span text:style-name="T39">第</text:span><text:span text:style-name="T35">四</text:span><text:span text:style-name="T39">章 </text:span>文獻探討<text:bookmark-end text:name="__RefHeading___Toc4004_27728387011"/></text:h>
      <text:p text:style-name="P9">文獻探討的敘述。</text:p>
      <text:h text:style-name="P24" text:outline-level="2"><text:bookmark-start text:name="__RefHeading___Toc1136_257455349511"/><text:span text:style-name="T3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6"><text:bookmark-start text:name="__RefHeading___Toc2493_294613215611"/>表<text:span text:style-name="T20">4</text:span>-<text:sequence text:ref-name="ref表40" text:name="表4" text:formula="ooow:表4+1" style:num-format="1">1</text:sequence><text:line-break/><text:span text:style-name="T16">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5"/>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cell table:style-name="Table18.A1" office:value-type="string">
              <text:p text:style-name="P15">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5" text:outline-level="3"><text:bookmark-start text:name="__RefHeading___Toc1138_257455349511"/><text:span text:style-name="T3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P23"><text:bookmark-start text:name="__RefHeading___Toc2614_29461321561141"/><text:soft-page-break/>圖<text:span text:style-name="T20">4</text:span>-<text:sequence text:ref-name="ref圖40" text:name="圖4" text:formula="ooow:圖4+1" style:num-format="1">1</text:sequence><text:line-break/><text:span text:style-name="T16">本章第一張圖片標題</text:span><text:bookmark-end text:name="__RefHeading___Toc2614_29461321561141"/></text:p>
      <text:p text:style-name="P50"><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1"/><text:span text:style-name="T39">第</text:span><text:span text:style-name="T35">五</text:span><text:span text:style-name="T39">章 </text:span>文獻探討<text:bookmark-end text:name="__RefHeading___Toc4004_277283870111"/></text:h>
      <text:p text:style-name="P10">文獻探討的敘述。</text:p>
      <text:h text:style-name="P41" text:outline-level="2"><text:bookmark-start text:name="__RefHeading___Toc1136_2574553495111"/><text:span text:style-name="T3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1"/>表<text:span text:style-name="T21">5</text:span>-<text:sequence text:ref-name="ref表50" text:name="表5" text:formula="ooow:表5+1" style:num-format="1">1</text:sequence><text:line-break/><text:span text:style-name="T16">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5"/>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cell table:style-name="Table19.A1" office:value-type="string">
              <text:p text:style-name="P15">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1"/><text:span text:style-name="T3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1"/><text:soft-page-break/>圖<text:span text:style-name="T21">5</text:span>-<text:sequence text:ref-name="ref圖50" text:name="圖5" text:formula="ooow:圖5+1" style:num-format="1">1</text:sequence><text:line-break/><text:span text:style-name="T16">本章第一張圖片標題</text:span><text:bookmark-end text:name="__RefHeading___Toc2614_294613215611411"/></text:p>
      <text:p text:style-name="P50"><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2"/><text:span text:style-name="T39">第</text:span><text:span text:style-name="T35">六</text:span><text:span text:style-name="T39">章 </text:span>文獻探討<text:bookmark-end text:name="__RefHeading___Toc4004_277283870112"/></text:h>
      <text:p text:style-name="P10">文獻探討的敘述。</text:p>
      <text:h text:style-name="P41" text:outline-level="2"><text:bookmark-start text:name="__RefHeading___Toc1136_2574553495112"/><text:span text:style-name="T3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2"/>表<text:span text:style-name="T21">6</text:span>-<text:sequence text:ref-name="ref表60" text:name="表6" text:formula="ooow:表6+1" style:num-format="1">1</text:sequence><text:line-break/><text:span text:style-name="T16">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5"/>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cell table:style-name="Table20.A1" office:value-type="string">
              <text:p text:style-name="P15">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2"/><text:span text:style-name="T3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2"/><text:soft-page-break/>圖<text:span text:style-name="T21">6</text:span>-<text:sequence text:ref-name="ref圖60" text:name="圖6" text:formula="ooow:圖6+1" style:num-format="1">1</text:sequence><text:line-break/><text:span text:style-name="T16">本章第一張圖片標題</text:span><text:bookmark-end text:name="__RefHeading___Toc2614_294613215611412"/></text:p>
      <text:p text:style-name="P50"><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3"/><text:span text:style-name="T39">第</text:span><text:span text:style-name="T35">七</text:span><text:span text:style-name="T39">章 </text:span>文獻探討<text:bookmark-end text:name="__RefHeading___Toc4004_277283870113"/></text:h>
      <text:p text:style-name="P10">文獻探討的敘述。</text:p>
      <text:h text:style-name="P41" text:outline-level="2"><text:bookmark-start text:name="__RefHeading___Toc1136_2574553495113"/><text:span text:style-name="T3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3"/>表<text:span text:style-name="T21">7</text:span>-<text:sequence text:ref-name="ref表70" text:name="表7" text:formula="ooow:表7+1" style:num-format="1">1</text:sequence><text:line-break/><text:span text:style-name="T16">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5"/>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cell table:style-name="Table21.A1" office:value-type="string">
              <text:p text:style-name="P15">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3"/><text:span text:style-name="T3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3"/><text:soft-page-break/>圖<text:span text:style-name="T21">7</text:span>-<text:sequence text:ref-name="ref圖70" text:name="圖7" text:formula="ooow:圖7+1" style:num-format="1">1</text:sequence><text:line-break/><text:span text:style-name="T16">本章第一張圖片標題</text:span><text:bookmark-end text:name="__RefHeading___Toc2614_294613215611413"/></text:p>
      <text:p text:style-name="P50"><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4"/><text:span text:style-name="T39">第</text:span><text:span text:style-name="T35">八</text:span><text:span text:style-name="T39">章 </text:span>文獻探討<text:bookmark-end text:name="__RefHeading___Toc4004_277283870114"/></text:h>
      <text:p text:style-name="段落_20_首行縮排">文獻探討的敘述。</text:p>
      <text:h text:style-name="P41" text:outline-level="2"><text:bookmark-start text:name="__RefHeading___Toc1136_2574553495114"/><text:span text:style-name="T3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4"/>表<text:span text:style-name="T21">8</text:span>-<text:sequence text:ref-name="ref表80" text:name="表8" text:formula="ooow:表8+1" style:num-format="1">1</text:sequence><text:line-break/><text:span text:style-name="T16">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5"/>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cell table:style-name="Table22.A1" office:value-type="string">
              <text:p text:style-name="P15">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4"/><text:span text:style-name="T3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4"/><text:soft-page-break/>圖<text:span text:style-name="T21">8</text:span>-<text:sequence text:ref-name="ref圖80" text:name="圖8" text:formula="ooow:圖8+1" style:num-format="1">1</text:sequence><text:line-break/><text:span text:style-name="T16">本章第一張圖片標題</text:span><text:bookmark-end text:name="__RefHeading___Toc2614_294613215611414"/></text:p>
      <text:p text:style-name="P50"><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h text:style-name="標題1-2_20_第二章_20_之後_3001_參考文獻_3001_附錄" text:outline-level="1"><text:bookmark-start text:name="__RefHeading___Toc4004_277283870115"/><text:span text:style-name="T39">第</text:span><text:span text:style-name="T35">九</text:span><text:span text:style-name="T39">章 </text:span>文獻探討<text:bookmark-end text:name="__RefHeading___Toc4004_277283870115"/></text:h>
      <text:p text:style-name="段落_20_首行縮排">文獻探討的敘述。</text:p>
      <text:h text:style-name="P41" text:outline-level="2"><text:bookmark-start text:name="__RefHeading___Toc1136_2574553495115"/><text:span text:style-name="T3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3"><text:bookmark-start text:name="__RefHeading___Toc2493_2946132156115"/>表<text:span text:style-name="T21">9</text:span>-<text:sequence text:ref-name="ref表90" text:name="表9" text:formula="ooow:表9+1" style:num-format="1">1</text:sequence><text:line-break/><text:span text:style-name="T16">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5"/>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cell table:style-name="Table23.A1" office:value-type="string">
              <text:p text:style-name="P15">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4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42" text:outline-level="3"><text:bookmark-start text:name="__RefHeading___Toc1138_2574553495115"/><text:span text:style-name="T3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P40"><text:bookmark-start text:name="__RefHeading___Toc2614_294613215611415"/><text:soft-page-break/>圖<text:span text:style-name="T21">9</text:span>-<text:sequence text:ref-name="ref圖90" text:name="圖9" text:formula="ooow:圖9+1" style:num-format="1">1</text:sequence><text:line-break/><text:span text:style-name="T16">本章第一張圖片標題</text:span><text:bookmark-end text:name="__RefHeading___Toc2614_294613215611415"/></text:p>
      <text:p text:style-name="P50"><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26">註：</text:span><text:span text:style-name="T24">圖片的註記</text:span></text:p>
      <text:p text:style-name="圖_20_0-4_20_原始檔案備註">圖片來源檔案</text:p>
      <text:p text:style-name="P43"/>
      <text:h text:style-name="標題1-2_20_第二章_20_之後_3001_參考文獻_3001_附錄" text:outline-level="1"><text:bookmark-start text:name="__RefHeading___Toc6071_1763602883"/>參考文獻<text:bookmark-end text:name="__RefHeading___Toc6071_1763602883"/></text:h>
      <text:p text:style-name="P35">Zotero Bibliography</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text:soft-page-break/>Gould, J., Moore, D., McGuire, F., &amp; Stebbins, R. (2008). Development of the Serious Leisure Inventory and Measure. <text:span text:style-name="T1">Journal of Leisure Research</text:span>, 40(1), 47-68. doi:10.1080/00222216.2008.11950132</text:p>
      <text:p text:style-name="P5">慎紀光（1993）。露營旅遊在臺灣。<text:span text:style-name="T1">戶外遊憩研究</text:span>，<text:span text:style-name="T1">6</text:span>（1 &amp; 2），137–145。中華民國戶外遊憩學會。doi：10.6130/JORS.1993.6(1/2)7</text:p>
      <text:p text:style-name="P5">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51">附錄一內容</text:p>
      <text:p text:style-name="標題2_20_第一節_20_置左">標題二</text:p>
      <text:p text:style-name="P12">內容</text:p>
      <text:p text:style-name="P12"/>
      <text:p text:style-name="段落_20_首行縮排"/>
      <text:h text:style-name="標題1-2_20_第二章_20_之後_3001_參考文獻_3001_附錄" text:outline-level="1"><text:bookmark-start text:name="__RefHeading___Toc5495_600006824"/>附錄<text:span text:style-name="T35">二</text:span><text:bookmark-end text:name="__RefHeading___Toc5495_600006824"/></text:h>
      <text:p text:style-name="P53">附錄<text:span text:style-name="T13">二</text:span>內容</text:p>
      <text:p text:style-name="標題2_20_第一節_20_置左">標題二</text:p>
      <text:p text:style-name="P12">內容</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0-3_20_註記" style:display-name="圖 0-3 註記" style:family="paragraph" style:parent-style-name="表_20_0-9_20_註">
      <style:paragraph-properties fo:margin-top="0cm" fo:margin-bottom="0.37cm" loext: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表1"/>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_20__28_1_29__20_列點" style:display-name="段落 3. (1) 列點" style:family="paragraph" style:parent-style-name="First_20_line_20_indent" style:list-style-name="Numbering_20_123" style:master-page-name="">
      <style:paragraph-properties fo:keep-together="always" fo:orphans="0" fo:widows="0" style:page-number="auto"/>
    </style:style>
    <style:style style:name="段落_20_3-1._20_列點_20_1." style:display-name="段落 3-1. 列點 1." style:family="paragraph" style:parent-style-name="段落_20_3._20__28_1_29__20_列點" style:master-page-name="">
      <style:paragraph-properties fo:margin-left="0.848cm" fo:margin-right="0cm" fo:keep-together="always" fo:orphans="0" fo:widows="0" fo:text-indent="-0.848cm" style:auto-text-indent="false" style:page-number="auto">
        <style:tab-stops/>
      </style:paragraph-properties>
    </style:style>
    <style:style style:name="List_20_Paragraph" style:display-name="List Paragraph" style:family="paragraph" style:parent-style-name="Standard">
      <style:paragraph-properties fo:margin-left="0.847cm" fo:margin-right="0cm" fo:text-indent="0cm" style:auto-text-indent="false"/>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3" loext:min-decimal-places="3" number:min-integer-digits="1"/>
    </number:number-style>
    <number:number-style style:name="N138">
      <number:number number:decimal-places="3" loext:min-decimal-places="3" number:min-integer-digits="0"/>
    </number:number-style>
    <number:number-style style:name="N137">
      <number:number number:decimal-places="1" loext:min-decimal-places="1"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 style:display-name="頁面 2-1 目錄 第一頁" style:page-layout-name="Mpm10"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5</text:page-number></text:p>
      </style:footer>
    </style:master-page>
    <style:master-page style:name="頁面_20_2-2_20_目錄_20_第二頁之後" style:display-name="頁面 2-2 目錄 第二頁之後" style:page-layout-name="Mpm13">
      <style:footer>
        <text:p text:style-name="MP1"><text:page-number text:select-page="current">iii</text:page-number><office:annotation loext:resolved="false"><dc:creator>Unknown Author</dc:creator><dc:date>2024-01-15T02:02:09.529948182</dc:date><text:p>如何修改頁碼上的數字</text:p><text:p>https://rb.gy/v2ef5d</text:p></office:annotatio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16T22:57:46.431354187</dc:date>
    <meta:editing-duration>P2DT9H20M42S</meta:editing-duration>
    <meta:editing-cycles>150</meta:editing-cycles>
    <meta:generator>LibreOffice/7.3.7.2$Linux_X86_64 LibreOffice_project/30$Build-2</meta:generator>
    <meta:document-statistic meta:table-count="26" meta:image-count="17" meta:object-count="0" meta:page-count="53" meta:paragraph-count="1042" meta:word-count="13516" meta:character-count="19597" meta:non-whitespace-character-count="18816"/>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